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366" officeooo:paragraph-rsid="00041366"/>
    </style:style>
    <style:style style:name="P2" style:family="paragraph" style:parent-style-name="Standard">
      <style:text-properties officeooo:rsid="00055eab" officeooo:paragraph-rsid="00055eab"/>
    </style:style>
    <style:style style:name="P3" style:family="paragraph" style:parent-style-name="Standard">
      <style:text-properties fo:font-weight="bold" officeooo:rsid="00041366" officeooo:paragraph-rsid="00041366" style:font-weight-asian="bold" style:font-weight-complex="bold"/>
    </style:style>
    <style:style style:name="P4" style:family="paragraph" style:parent-style-name="Standard">
      <style:text-properties fo:font-weight="bold" officeooo:rsid="00090d6f" officeooo:paragraph-rsid="0033f247" style:font-weight-asian="bold" style:font-weight-complex="bold"/>
    </style:style>
    <style:style style:name="P5" style:family="paragraph" style:parent-style-name="Standard">
      <style:text-properties fo:font-weight="bold" officeooo:rsid="00050d61" officeooo:paragraph-rsid="00050d61" style:font-weight-asian="bold" style:font-weight-complex="bold"/>
    </style:style>
    <style:style style:name="P6" style:family="paragraph" style:parent-style-name="Standard">
      <style:text-properties fo:font-weight="bold" officeooo:rsid="000eb6af" officeooo:paragraph-rsid="000eb6af" style:font-weight-asian="bold" style:font-weight-complex="bold"/>
    </style:style>
    <style:style style:name="P7" style:family="paragraph" style:parent-style-name="Standard">
      <style:text-properties fo:font-weight="bold" officeooo:rsid="001311ad" officeooo:paragraph-rsid="001311ad" style:font-weight-asian="bold" style:font-weight-complex="bold"/>
    </style:style>
    <style:style style:name="P8" style:family="paragraph" style:parent-style-name="Standard">
      <style:text-properties fo:font-weight="bold" officeooo:rsid="001311ad" officeooo:paragraph-rsid="0014cf21" style:font-weight-asian="bold" style:font-weight-complex="bold"/>
    </style:style>
    <style:style style:name="P9" style:family="paragraph" style:parent-style-name="Standard">
      <style:text-properties fo:font-weight="bold" officeooo:rsid="001cceb3" officeooo:paragraph-rsid="0033f247" style:font-weight-asian="bold" style:font-weight-complex="bold"/>
    </style:style>
    <style:style style:name="P10" style:family="paragraph" style:parent-style-name="Standard">
      <style:text-properties fo:font-weight="bold" officeooo:rsid="001e3792" officeooo:paragraph-rsid="0034edc8" style:font-weight-asian="bold" style:font-weight-complex="bold"/>
    </style:style>
    <style:style style:name="P11" style:family="paragraph" style:parent-style-name="Standard">
      <style:text-properties fo:font-weight="bold" officeooo:rsid="00272608" officeooo:paragraph-rsid="00272608" style:font-weight-asian="bold" style:font-weight-complex="bold"/>
    </style:style>
    <style:style style:name="P12" style:family="paragraph" style:parent-style-name="Standard">
      <style:text-properties fo:font-weight="bold" officeooo:rsid="0034edc8" officeooo:paragraph-rsid="0034edc8" style:font-weight-asian="bold" style:font-weight-complex="bold"/>
    </style:style>
    <style:style style:name="P13" style:family="paragraph" style:parent-style-name="Standard">
      <style:text-properties fo:font-weight="bold" officeooo:rsid="0037252a" officeooo:paragraph-rsid="0037252a" style:font-weight-asian="bold" style:font-weight-complex="bold"/>
    </style:style>
    <style:style style:name="P14" style:family="paragraph" style:parent-style-name="Standard">
      <style:text-properties fo:font-weight="bold" officeooo:rsid="0037252a" officeooo:paragraph-rsid="0039563c" style:font-weight-asian="bold" style:font-weight-complex="bold"/>
    </style:style>
    <style:style style:name="P15" style:family="paragraph" style:parent-style-name="Standard">
      <style:text-properties fo:font-weight="bold" officeooo:rsid="003ab8fb" officeooo:paragraph-rsid="003ab8fb" style:font-weight-asian="bold" style:font-weight-complex="bold"/>
    </style:style>
    <style:style style:name="P16" style:family="paragraph" style:parent-style-name="Standard">
      <style:text-properties fo:font-weight="bold" officeooo:rsid="003bb092" officeooo:paragraph-rsid="003bb092" style:font-weight-asian="bold" style:font-weight-complex="bold"/>
    </style:style>
    <style:style style:name="P17" style:family="paragraph" style:parent-style-name="Standard">
      <style:text-properties fo:font-weight="normal" officeooo:rsid="00090d6f" officeooo:paragraph-rsid="0033f247" style:font-weight-asian="normal" style:font-weight-complex="normal"/>
    </style:style>
    <style:style style:name="P18" style:family="paragraph" style:parent-style-name="Standard">
      <style:text-properties fo:font-weight="normal" officeooo:rsid="0009af43" officeooo:paragraph-rsid="0033f247" style:font-weight-asian="normal" style:font-weight-complex="normal"/>
    </style:style>
    <style:style style:name="P19" style:family="paragraph" style:parent-style-name="Standard">
      <style:text-properties fo:font-weight="normal" officeooo:rsid="000cc265" officeooo:paragraph-rsid="000cc265" style:font-weight-asian="normal" style:font-weight-complex="normal"/>
    </style:style>
    <style:style style:name="P20" style:family="paragraph" style:parent-style-name="Standard">
      <style:text-properties fo:font-weight="normal" officeooo:rsid="001cceb3" officeooo:paragraph-rsid="0033f247" style:font-weight-asian="normal" style:font-weight-complex="normal"/>
    </style:style>
    <style:style style:name="P21" style:family="paragraph" style:parent-style-name="Standard">
      <style:text-properties fo:font-weight="normal" officeooo:rsid="0020086f" officeooo:paragraph-rsid="0020086f" style:font-weight-asian="normal" style:font-weight-complex="normal"/>
    </style:style>
    <style:style style:name="P22" style:family="paragraph" style:parent-style-name="Standard">
      <style:text-properties fo:font-weight="normal" officeooo:rsid="0020086f" officeooo:paragraph-rsid="00240d6f" style:font-weight-asian="normal" style:font-weight-complex="normal"/>
    </style:style>
    <style:style style:name="P23" style:family="paragraph" style:parent-style-name="Standard">
      <style:text-properties fo:font-weight="normal" officeooo:rsid="0022f9a2" officeooo:paragraph-rsid="0022f9a2" style:font-weight-asian="normal" style:font-weight-complex="normal"/>
    </style:style>
    <style:style style:name="P24" style:family="paragraph" style:parent-style-name="Standard">
      <style:text-properties fo:font-weight="normal" officeooo:rsid="0022f9a2" officeooo:paragraph-rsid="00215191" style:font-weight-asian="normal" style:font-weight-complex="normal"/>
    </style:style>
    <style:style style:name="P25" style:family="paragraph" style:parent-style-name="Standard">
      <style:text-properties fo:font-weight="normal" officeooo:rsid="00272608" officeooo:paragraph-rsid="00272608" style:font-weight-asian="normal" style:font-weight-complex="normal"/>
    </style:style>
    <style:style style:name="P26" style:family="paragraph" style:parent-style-name="Standard">
      <style:text-properties fo:font-weight="normal" officeooo:rsid="001e3792" officeooo:paragraph-rsid="001e3792" style:font-weight-asian="normal" style:font-weight-complex="normal"/>
    </style:style>
    <style:style style:name="P27" style:family="paragraph" style:parent-style-name="Standard">
      <style:text-properties fo:font-weight="normal" officeooo:rsid="001e3792" officeooo:paragraph-rsid="0034edc8" style:font-weight-asian="normal" style:font-weight-complex="normal"/>
    </style:style>
    <style:style style:name="P28" style:family="paragraph" style:parent-style-name="Standard">
      <style:text-properties fo:font-weight="normal" officeooo:rsid="002dee17" officeooo:paragraph-rsid="002e9118" style:font-weight-asian="normal" style:font-weight-complex="normal"/>
    </style:style>
    <style:style style:name="P29" style:family="paragraph" style:parent-style-name="Standard">
      <style:text-properties fo:font-weight="normal" officeooo:rsid="0034edc8" officeooo:paragraph-rsid="0036565b" style:font-weight-asian="normal" style:font-weight-complex="normal"/>
    </style:style>
    <style:style style:name="P30" style:family="paragraph" style:parent-style-name="Standard">
      <style:text-properties fo:font-weight="normal" officeooo:rsid="0034edc8" officeooo:paragraph-rsid="0034edc8" style:font-weight-asian="normal" style:font-weight-complex="normal"/>
    </style:style>
    <style:style style:name="P31" style:family="paragraph" style:parent-style-name="Standard">
      <style:text-properties fo:font-weight="normal" officeooo:rsid="0037252a" officeooo:paragraph-rsid="0037252a" style:font-weight-asian="normal" style:font-weight-complex="normal"/>
    </style:style>
    <style:style style:name="P32" style:family="paragraph" style:parent-style-name="Standard">
      <style:text-properties fo:font-weight="normal" officeooo:rsid="0037252a" officeooo:paragraph-rsid="003ab8fb" style:font-weight-asian="normal" style:font-weight-complex="normal"/>
    </style:style>
    <style:style style:name="P33" style:family="paragraph" style:parent-style-name="Standard">
      <style:text-properties fo:font-weight="normal" officeooo:rsid="0039563c" officeooo:paragraph-rsid="0039563c" style:font-weight-asian="normal" style:font-weight-complex="normal"/>
    </style:style>
    <style:style style:name="P34" style:family="paragraph" style:parent-style-name="Standard">
      <style:text-properties fo:font-weight="normal" officeooo:rsid="003ab8fb" officeooo:paragraph-rsid="003ab8fb" style:font-weight-asian="normal" style:font-weight-complex="normal"/>
    </style:style>
    <style:style style:name="P35" style:family="paragraph" style:parent-style-name="Standard">
      <style:text-properties fo:font-weight="normal" officeooo:rsid="003bb092" officeooo:paragraph-rsid="003bb092" style:font-weight-asian="normal" style:font-weight-complex="normal"/>
    </style:style>
    <style:style style:name="P36" style:family="paragraph" style:parent-style-name="Standard">
      <style:text-properties fo:font-weight="normal" officeooo:rsid="0036565b" officeooo:paragraph-rsid="0036565b" style:font-weight-asian="normal" style:font-weight-complex="normal"/>
    </style:style>
    <style:style style:name="P37" style:family="paragraph" style:parent-style-name="Standard">
      <style:text-properties officeooo:rsid="0018ff26" officeooo:paragraph-rsid="0018ff26"/>
    </style:style>
    <style:style style:name="P38" style:family="paragraph" style:parent-style-name="Standard">
      <style:text-properties officeooo:rsid="0019f615" officeooo:paragraph-rsid="0019f615"/>
    </style:style>
    <style:style style:name="P39" style:family="paragraph" style:parent-style-name="Standard">
      <style:text-properties officeooo:rsid="001be041" officeooo:paragraph-rsid="001be041"/>
    </style:style>
    <style:style style:name="P40" style:family="paragraph" style:parent-style-name="Standard">
      <style:text-properties officeooo:rsid="00272608" officeooo:paragraph-rsid="00272608"/>
    </style:style>
    <style:style style:name="P41" style:family="paragraph" style:parent-style-name="Standard">
      <style:text-properties officeooo:rsid="002a3b59" officeooo:paragraph-rsid="002a3b59"/>
    </style:style>
    <style:style style:name="P42" style:family="paragraph" style:parent-style-name="Standard">
      <style:text-properties officeooo:paragraph-rsid="00240d6f"/>
    </style:style>
    <style:style style:name="P43" style:family="paragraph" style:parent-style-name="Standard">
      <style:text-properties officeooo:paragraph-rsid="002cfc8e"/>
    </style:style>
    <style:style style:name="P44" style:family="paragraph" style:parent-style-name="Standard">
      <style:text-properties officeooo:paragraph-rsid="002d8bc8"/>
    </style:style>
    <style:style style:name="P45" style:family="paragraph" style:parent-style-name="Standard">
      <style:text-properties officeooo:rsid="002dee17" officeooo:paragraph-rsid="002e9118"/>
    </style:style>
    <style:style style:name="P46" style:family="paragraph" style:parent-style-name="Standard">
      <style:text-properties officeooo:rsid="00329d97" officeooo:paragraph-rsid="00329d97"/>
    </style:style>
    <style:style style:name="P47" style:family="paragraph" style:parent-style-name="Standard">
      <style:text-properties officeooo:rsid="0033f247" officeooo:paragraph-rsid="0033f247"/>
    </style:style>
    <style:style style:name="P48" style:family="paragraph" style:parent-style-name="Standard">
      <style:text-properties officeooo:rsid="0020086f" officeooo:paragraph-rsid="0034edc8"/>
    </style:style>
    <style:style style:name="P49" style:family="paragraph" style:parent-style-name="Standard" style:list-style-name="L1">
      <style:text-properties officeooo:rsid="00041366" officeooo:paragraph-rsid="00041366"/>
    </style:style>
    <style:style style:name="P50" style:family="paragraph" style:parent-style-name="Standard" style:list-style-name="L1">
      <style:text-properties officeooo:rsid="00329d97" officeooo:paragraph-rsid="00329d97"/>
    </style:style>
    <style:style style:name="P51" style:family="paragraph" style:parent-style-name="Standard" style:list-style-name="L2">
      <style:text-properties officeooo:rsid="00329d97" officeooo:paragraph-rsid="00329d97"/>
    </style:style>
    <style:style style:name="P52" style:family="paragraph" style:parent-style-name="Standard" style:list-style-name="L2">
      <style:text-properties officeooo:rsid="0033f247" officeooo:paragraph-rsid="0033f247"/>
    </style:style>
    <style:style style:name="P53" style:family="paragraph" style:parent-style-name="Standard" style:list-style-name="L3">
      <style:text-properties fo:font-weight="normal" officeooo:rsid="00090d6f" officeooo:paragraph-rsid="0033f247" style:font-weight-asian="normal" style:font-weight-complex="normal"/>
    </style:style>
    <style:style style:name="P54" style:family="paragraph" style:parent-style-name="Standard" style:list-style-name="L3">
      <style:text-properties fo:font-weight="normal" officeooo:rsid="0009af43" officeooo:paragraph-rsid="0033f247" style:font-weight-asian="normal" style:font-weight-complex="normal"/>
    </style:style>
    <style:style style:name="P55" style:family="paragraph" style:parent-style-name="Standard" style:list-style-name="L4">
      <style:text-properties fo:font-weight="normal" officeooo:rsid="00386eee" officeooo:paragraph-rsid="00386eee" style:font-weight-asian="normal" style:font-weight-complex="normal"/>
    </style:style>
    <style:style style:name="P56" style:family="paragraph" style:parent-style-name="Standard" style:list-style-name="L4">
      <style:text-properties fo:font-weight="normal" officeooo:rsid="0039563c" officeooo:paragraph-rsid="0039563c" style:font-weight-asian="normal" style:font-weight-complex="normal"/>
    </style:style>
    <style:style style:name="P57" style:family="paragraph" style:parent-style-name="Standard" style:list-style-name="L5">
      <style:text-properties fo:font-weight="normal" officeooo:rsid="003ab8fb" officeooo:paragraph-rsid="003ab8fb" style:font-weight-asian="normal" style:font-weight-complex="normal"/>
    </style:style>
    <style:style style:name="P58" style:family="paragraph" style:parent-style-name="Standard">
      <style:text-properties fo:font-weight="normal" officeooo:rsid="003ab8fb" officeooo:paragraph-rsid="003ab8fb" style:font-weight-asian="normal" style:font-weight-complex="normal"/>
    </style:style>
    <style:style style:name="P59" style:family="paragraph" style:parent-style-name="Standard">
      <style:text-properties fo:font-weight="normal" officeooo:rsid="00411c1c" officeooo:paragraph-rsid="00411c1c" style:font-weight-asian="normal" style:font-weight-complex="normal"/>
    </style:style>
    <style:style style:name="P60" style:family="paragraph" style:parent-style-name="Standard">
      <style:text-properties fo:font-weight="normal" officeooo:rsid="00272608" officeooo:paragraph-rsid="00272608" style:font-weight-asian="normal" style:font-weight-complex="normal"/>
    </style:style>
    <style:style style:name="P61" style:family="paragraph" style:parent-style-name="Standard">
      <style:text-properties fo:font-weight="normal" officeooo:rsid="0046bb11" officeooo:paragraph-rsid="0046bb11" style:font-weight-asian="normal" style:font-weight-complex="normal"/>
    </style:style>
    <style:style style:name="P62" style:family="paragraph" style:parent-style-name="Standard">
      <style:text-properties fo:font-weight="normal" officeooo:rsid="0048c182" officeooo:paragraph-rsid="0048c182" style:font-weight-asian="normal" style:font-weight-complex="normal"/>
    </style:style>
    <style:style style:name="P63" style:family="paragraph" style:parent-style-name="Standard" style:list-style-name="L9">
      <style:text-properties fo:font-weight="normal" officeooo:rsid="0048c182" officeooo:paragraph-rsid="0048c182" style:font-weight-asian="normal" style:font-weight-complex="normal"/>
    </style:style>
    <style:style style:name="P64" style:family="paragraph" style:parent-style-name="Standard" style:list-style-name="L9">
      <style:text-properties fo:font-weight="normal" officeooo:rsid="00498322" officeooo:paragraph-rsid="00498322" style:font-weight-asian="normal" style:font-weight-complex="normal"/>
    </style:style>
    <style:style style:name="P65" style:family="paragraph" style:parent-style-name="Standard">
      <style:text-properties fo:font-weight="normal" officeooo:rsid="00498322" officeooo:paragraph-rsid="00498322" style:font-weight-asian="normal" style:font-weight-complex="normal"/>
    </style:style>
    <style:style style:name="P66" style:family="paragraph" style:parent-style-name="Standard">
      <style:text-properties fo:font-weight="normal" officeooo:rsid="004c6fd4" officeooo:paragraph-rsid="004c6fd4" style:font-weight-asian="normal" style:font-weight-complex="normal"/>
    </style:style>
    <style:style style:name="P67" style:family="paragraph" style:parent-style-name="Standard" style:list-style-name="L10">
      <style:text-properties fo:font-weight="normal" officeooo:rsid="004c6fd4" officeooo:paragraph-rsid="004c6fd4" style:font-weight-asian="normal" style:font-weight-complex="normal"/>
    </style:style>
    <style:style style:name="P68" style:family="paragraph" style:parent-style-name="Standard">
      <style:text-properties fo:font-weight="normal" officeooo:rsid="003bb092" officeooo:paragraph-rsid="003bb092" style:font-weight-asian="normal" style:font-weight-complex="normal"/>
    </style:style>
    <style:style style:name="P69" style:family="paragraph" style:parent-style-name="Standard" style:list-style-name="L6">
      <style:text-properties officeooo:rsid="00055eab" officeooo:paragraph-rsid="00055eab"/>
    </style:style>
    <style:style style:name="P70" style:family="paragraph" style:parent-style-name="Standard" style:list-style-name="L7">
      <style:text-properties officeooo:rsid="00055eab" officeooo:paragraph-rsid="00055eab"/>
    </style:style>
    <style:style style:name="P71" style:family="paragraph" style:parent-style-name="Standard" style:list-style-name="L8">
      <style:text-properties officeooo:rsid="00055eab" officeooo:paragraph-rsid="00055eab"/>
    </style:style>
    <style:style style:name="P72" style:family="paragraph" style:parent-style-name="Standard">
      <style:text-properties fo:font-weight="bold" officeooo:rsid="0037252a" officeooo:paragraph-rsid="0037252a" style:font-weight-asian="bold" style:font-weight-complex="bold"/>
    </style:style>
    <style:style style:name="P73" style:family="paragraph" style:parent-style-name="Standard">
      <style:text-properties fo:font-weight="bold" officeooo:rsid="0048c182" officeooo:paragraph-rsid="0048c182" style:font-weight-asian="bold" style:font-weight-complex="bold"/>
    </style:style>
    <style:style style:name="P74" style:family="paragraph" style:parent-style-name="Standard">
      <style:text-properties fo:font-weight="bold" officeooo:rsid="004c6fd4" officeooo:paragraph-rsid="004c6fd4" style:font-weight-asian="bold" style:font-weight-complex="bold"/>
    </style:style>
    <style:style style:name="P75" style:family="paragraph" style:parent-style-name="Standard">
      <style:text-properties officeooo:rsid="004404e5" officeooo:paragraph-rsid="004404e5"/>
    </style:style>
    <style:style style:name="P76" style:family="paragraph" style:parent-style-name="Standard">
      <style:text-properties officeooo:rsid="000673b7" officeooo:paragraph-rsid="004404e5"/>
    </style:style>
    <style:style style:name="P77" style:family="paragraph" style:parent-style-name="Standard">
      <style:text-properties officeooo:rsid="000673b7" officeooo:paragraph-rsid="004575c6"/>
    </style:style>
    <style:style style:name="P78" style:family="paragraph" style:parent-style-name="Standard">
      <style:text-properties officeooo:rsid="0042eac4" officeooo:paragraph-rsid="0042eac4"/>
    </style:style>
    <style:style style:name="P79" style:family="paragraph" style:parent-style-name="Standard">
      <style:text-properties officeooo:rsid="0042eac4" officeooo:paragraph-rsid="0046bb11"/>
    </style:style>
    <style:style style:name="P80" style:family="paragraph" style:parent-style-name="Standard">
      <style:text-properties officeooo:rsid="0017f78b" officeooo:paragraph-rsid="001e3792"/>
    </style:style>
    <style:style style:name="T1" style:family="text">
      <style:text-properties officeooo:rsid="00050d61"/>
    </style:style>
    <style:style style:name="T2" style:family="text">
      <style:text-properties officeooo:rsid="00066dd9"/>
    </style:style>
    <style:style style:name="T3" style:family="text">
      <style:text-properties officeooo:rsid="0006f53b"/>
    </style:style>
    <style:style style:name="T4" style:family="text">
      <style:text-properties officeooo:rsid="0008a24a"/>
    </style:style>
    <style:style style:name="T5" style:family="text">
      <style:text-properties officeooo:rsid="0009af43"/>
    </style:style>
    <style:style style:name="T6" style:family="text">
      <style:text-properties officeooo:rsid="0014cf21"/>
    </style:style>
    <style:style style:name="T7" style:family="text">
      <style:text-properties officeooo:rsid="001c0a8e"/>
    </style:style>
    <style:style style:name="T8" style:family="text">
      <style:text-properties officeooo:rsid="001e3792"/>
    </style:style>
    <style:style style:name="T9" style:family="text">
      <style:text-properties fo:font-weight="normal" style:font-weight-asian="normal" style:font-weight-complex="normal"/>
    </style:style>
    <style:style style:name="T10" style:family="text">
      <style:text-properties fo:font-weight="normal" officeooo:rsid="00286491" style:font-weight-asian="normal" style:font-weight-complex="normal"/>
    </style:style>
    <style:style style:name="T11" style:family="text">
      <style:text-properties fo:font-weight="normal" officeooo:rsid="002902b4" style:font-weight-asian="normal" style:font-weight-complex="normal"/>
    </style:style>
    <style:style style:name="T12" style:family="text">
      <style:text-properties fo:font-weight="normal" officeooo:rsid="00240d6f" style:font-weight-asian="normal" style:font-weight-complex="normal"/>
    </style:style>
    <style:style style:name="T13" style:family="text">
      <style:text-properties fo:font-weight="normal" officeooo:rsid="002c3e98" style:font-weight-asian="normal" style:font-weight-complex="normal"/>
    </style:style>
    <style:style style:name="T14" style:family="text">
      <style:text-properties fo:font-weight="normal" officeooo:rsid="002cd317" style:font-weight-asian="normal" style:font-weight-complex="normal"/>
    </style:style>
    <style:style style:name="T15" style:family="text">
      <style:text-properties fo:font-weight="normal" officeooo:rsid="002cfc8e" style:font-weight-asian="normal" style:font-weight-complex="normal"/>
    </style:style>
    <style:style style:name="T16" style:family="text">
      <style:text-properties fo:font-weight="normal" officeooo:rsid="002d8bc8" style:font-weight-asian="normal" style:font-weight-complex="normal"/>
    </style:style>
    <style:style style:name="T17" style:family="text">
      <style:text-properties fo:font-weight="normal" officeooo:rsid="0034edc8" style:font-weight-asian="normal" style:font-weight-complex="normal"/>
    </style:style>
    <style:style style:name="T18" style:family="text">
      <style:text-properties fo:font-weight="normal" officeooo:rsid="0050ecc0" style:font-weight-asian="normal" style:font-weight-complex="normal"/>
    </style:style>
    <style:style style:name="T19" style:family="text">
      <style:text-properties officeooo:rsid="001e6425"/>
    </style:style>
    <style:style style:name="T20" style:family="text">
      <style:text-properties officeooo:rsid="00215191"/>
    </style:style>
    <style:style style:name="T21" style:family="text">
      <style:text-properties officeooo:rsid="002cfc8e"/>
    </style:style>
    <style:style style:name="T22" style:family="text">
      <style:text-properties officeooo:rsid="002d8bc8"/>
    </style:style>
    <style:style style:name="T23" style:family="text">
      <style:text-properties officeooo:rsid="002e9118"/>
    </style:style>
    <style:style style:name="T24" style:family="text">
      <style:text-properties officeooo:rsid="0031a387"/>
    </style:style>
    <style:style style:name="T25" style:family="text">
      <style:text-properties officeooo:rsid="0031ecf1"/>
    </style:style>
    <style:style style:name="T26" style:family="text">
      <style:text-properties officeooo:rsid="00329d97"/>
    </style:style>
    <style:style style:name="T27" style:family="text">
      <style:text-properties officeooo:rsid="0033f247"/>
    </style:style>
    <style:style style:name="T28" style:family="text">
      <style:text-properties officeooo:rsid="0034edc8"/>
    </style:style>
    <style:style style:name="T29" style:family="text">
      <style:text-properties officeooo:rsid="0036565b"/>
    </style:style>
    <style:style style:name="T30" style:family="text">
      <style:text-properties officeooo:rsid="00386eee"/>
    </style:style>
    <style:style style:name="T31" style:family="text">
      <style:text-properties officeooo:rsid="0039563c"/>
    </style:style>
    <style:style style:name="T32" style:family="text">
      <style:text-properties officeooo:rsid="003ab8fb"/>
    </style:style>
    <style:style style:name="T33" style:family="text">
      <style:text-properties officeooo:rsid="003cad51"/>
    </style:style>
    <style:style style:name="T34" style:family="text">
      <style:text-properties officeooo:rsid="003ed917"/>
    </style:style>
    <style:style style:name="T35" style:family="text">
      <style:text-properties officeooo:rsid="003f4549"/>
    </style:style>
    <style:style style:name="T36" style:family="text">
      <style:text-properties officeooo:rsid="003ff902"/>
    </style:style>
    <style:style style:name="T37" style:family="text">
      <style:text-properties officeooo:rsid="0042eac4"/>
    </style:style>
    <style:style style:name="T38" style:family="text">
      <style:text-properties officeooo:rsid="004404e5"/>
    </style:style>
    <style:style style:name="T39" style:family="text">
      <style:text-properties officeooo:rsid="004575c6"/>
    </style:style>
    <style:style style:name="T40" style:family="text">
      <style:text-properties officeooo:rsid="00457d7a"/>
    </style:style>
    <style:style style:name="T41" style:family="text">
      <style:text-properties fo:font-weight="bold" style:font-weight-asian="bold" style:font-weight-complex="bold"/>
    </style:style>
    <style:style style:name="T42" style:family="text">
      <style:text-properties fo:font-weight="bold" officeooo:rsid="0046bb11" style:font-weight-asian="bold" style:font-weight-complex="bold"/>
    </style:style>
    <style:style style:name="T43" style:family="text">
      <style:text-properties officeooo:rsid="00464ab6"/>
    </style:style>
    <style:style style:name="T44" style:family="text">
      <style:text-properties officeooo:rsid="0046bb11"/>
    </style:style>
    <style:style style:name="T45" style:family="text">
      <style:text-properties officeooo:rsid="0047a1f2"/>
    </style:style>
    <style:style style:name="T46" style:family="text">
      <style:text-properties officeooo:rsid="004af2a2"/>
    </style:style>
    <style:style style:name="T47" style:family="text">
      <style:text-properties officeooo:rsid="004af908"/>
    </style:style>
    <style:style style:name="T48" style:family="text">
      <style:text-properties officeooo:rsid="004ce7ef"/>
    </style:style>
    <style:style style:name="T49" style:family="text">
      <style:text-properties officeooo:rsid="004e143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Wstep<text:span text:style-name="T6">(teoria, wyjaśnianie pojęć, odniesienie do znanych wyników)</text:span></text:p>
      <text:p text:style-name="P7">2.Opis algorytmów <text:span text:style-name="T6">i interfejsu</text:span></text:p>
      <text:p text:style-name="P8"><text:span text:style-name="T6">3</text:span>.<text:span text:style-name="T6">Technologie i opis implementacji </text:span></text:p>
      <text:p text:style-name="P8"><text:span text:style-name="T6">4.</text:span>Opis problemów i wyniki testów <text:span text:style-name="T6">(porównać wyniki z innymi metodami, powtarzalność wyników, dobór parametrów)</text:span></text:p>
      <text:p text:style-name="P8"/>
      <text:p text:style-name="P8"/>
      <text:p text:style-name="P6"/>
      <text:p text:style-name="P6">Wstęp</text:p>
      <text:p text:style-name="P44"><text:span text:style-name="T12">Celem pracy było zaimplementowanie </text:span><text:span text:style-name="T18">oraz przetestowanie </text:span><text:span text:style-name="T12">biblioteki, udostępniającej funkcje ułatwiające </text:span><text:span text:style-name="T13">eksplorację rozwiązań związanych z uczeniem maszynowym formuł logicznych. Biblioteka udostępnia implementacje algorytmu </text:span><text:span text:style-name="T16">uczenia </text:span><text:span text:style-name="T14">zaproponowanego przez Jacka Krzaczkowskiego. Wykorzystuje on metodę PAC-Learningu(</text:span><text:span text:style-name="T13">Probably Approximately Correct Learning</text:span><text:span text:style-name="T14">), </text:span><text:span text:style-name="T16">która bazuje na prawdopodobieństwie</text:span><text:span text:style-name="T14">. </text:span><text:span text:style-name="T15">Algorytm </text:span><text:span text:style-name="T16">uznaje się za </text:span><text:span text:style-name="T15">zgodny z tą metodą jeśli posiadając wystarczająco dużą liczbę danych treningowych będzie w stanie wygenerować model </text:span><text:span text:style-name="T16">na tyle </text:span><text:span text:style-name="T15">bliski poprawnemu, </text:span><text:span text:style-name="T16">że w </text:span><text:span text:style-name="T15">większości przypadków </text:span><text:span text:style-name="T16">będzie zwracał wyniki zgodne z prawdą.</text:span></text:p>
      <text:p text:style-name="P43"><text:span text:style-name="T13"><text:tab/></text:span><text:span text:style-name="T16">Drugim </text:span><text:span text:style-name="T13">z problemów jakie rozwiązuje biblioteka jest </text:span><text:span text:style-name="T15">uproszczenie procesu przetwarzania danych poprzez udostępnienie funkcji, które zarówno kodują dane na binarne jak i zapamiętują reguły według, których takie kodowanie nastąpiło co umożliwia późniejsze automatyczne przetworzenie danych w ten sam sposób do celów praktycznego wykorzystania </text:span><text:span text:style-name="T16">oraz badania formuł logicznych wygenerowanych w procesie uczenia.</text:span></text:p>
      <text:p text:style-name="P42"><text:tab/><text:span text:style-name="T21">Dodatkowo powstał, też interfejs wykorzystujący funkcje biblioteki w celu ułatwienia </text:span><text:span text:style-name="T47">i zaprezentowania</text:span><text:span text:style-name="T21"> jej użycia. Interfejs </text:span><text:span text:style-name="T22">posiada 3 główne funkcjonalności, czyli kodowanie danych z plików csv na postać binarną, uruchomienie algorytmu uczenie maszynowego z różnymi parametrami oraz predykcję na podstawie formuł wygenerowanych przez algorytm. </text:span></text:p>
      <text:p text:style-name="P22"/>
      <text:p text:style-name="P21">Klasyfikacja</text:p>
      <text:p text:style-name="P21">Klasyfikacja jest jednym z zadań uczenia maszynowego, które to można sformułować jako znajdowanie reguł oraz wyciąganie wniosków z posiadanych danych. Sama klasyfikacja polega na przypisaniu tzw. klasy decyzyjnej rozpatrywanym danym. <text:span text:style-name="T20">Znane algorytmy powszechnie stosowane do tego problemu to:</text:span></text:p>
      <text:p text:style-name="P21"/>
      <text:p text:style-name="P45">Wcześniejsze prace</text:p>
      <text:p text:style-name="P28">Algorytm <text:span text:style-name="T23">uczenia był już wcześniej rozwijany w pracy magisterskiej Rafała Łopaciuka. W pracy skupiono się, jednak tylko na samym procesie uczenia oraz klasyfikacji binarnej.</text:span></text:p>
      <text:p text:style-name="P24"/>
      <text:p text:style-name="P23"/>
      <text:p text:style-name="P23"/>
      <text:p text:style-name="P19"/>
      <text:p text:style-name="P19"/>
      <text:p text:style-name="P3">Formuły logiczne </text:p>
      <text:p text:style-name="P1"/>
      <text:p text:style-name="P1"><text:span text:style-name="T26">W celu zdefiniowania czym jest formuła logiczna </text:span>ależy wprowdzić następujące pojęcia z algebry boolowskiej.</text:p>
      <text:list xml:id="list2163090664" text:style-name="L1">
        <text:list-item>
          <text:p text:style-name="P49">Literał – zmienna mogąca przyjmować wartość prawda/fałsz</text:p>
        </text:list-item>
        <text:list-item>
          <text:p text:style-name="P49">Klauzula – literały połączone za pomocą operatora logicznego(alternatywy bądź koniunkcji)</text:p>
        </text:list-item>
        <text:list-item>
          <text:p text:style-name="P50">Formuła logiczna – zbiór klauzul połączonych poprzez operator logiczny</text:p>
        </text:list-item>
        <text:list-item>
          <text:p text:style-name="P50">Formuła w koniunkcyjnej postaci normalnej(CNF) – zbiór klauzul połączonych operatorem koniunkcji </text:p>
          <text:p text:style-name="P50"/>
          <text:p text:style-name="P50">(tu przykładowa formuła logiczna)</text:p>
        </text:list-item>
      </text:list>
      <text:p text:style-name="P1"/>
      <text:p text:style-name="P1"><text:soft-page-break/>Algor<text:span text:style-name="T1">ytm uczenia maszynowego ma na celu wygenerować zbiory formuł logicznych w postaci CNF, których zadaniem będzie klasyfikacja przynależności do danej klasy decyzyjnej. </text:span></text:p>
      <text:p text:style-name="P1"/>
      <text:p text:style-name="P1"/>
      <text:p text:style-name="P5"/>
      <text:p text:style-name="P5">Kodowanie danych</text:p>
      <text:p text:style-name="P46">Dane na podstawie, których dokon<text:span text:style-name="T27">ywane jest</text:span> uczenie maszynowe formuł logicznych muszą zostać przetworzone do postaci binarnej. Procedurę taką podzielono na 4 etapy:</text:p>
      <text:list xml:id="list4104313224" text:style-name="L2">
        <text:list-item>
          <text:p text:style-name="P51">Uzupełnienie bądź eliminacja wierszy lub kolumn z brakującymi danymi. Do osiągnięcia tego celu wykorzystane zostały metody statystyczne</text:p>
        </text:list-item>
        <text:list-item>
          <text:p text:style-name="P51">Konwersja liczb zmiennoprzecinkowych na wartości całkowite</text:p>
        </text:list-item>
        <text:list-item>
          <text:p text:style-name="P51">Konwersja obiektów(np. Wartości typu znakowego) na liczby całkowite</text:p>
        </text:list-item>
        <text:list-item>
          <text:p text:style-name="P52">Zakodowanie wartości typu całkowitoliczobowego do postaci ciągu binarnego. W przypadku dużej ilości wartości unikatowych w zbiorze zastosowano ograniczenie wartości do przedziałów, gdzie liczby znajdujące się w danym przedziale otrzymują ten sam odpowiednik w postaci binarnej.</text:p>
        </text:list-item>
      </text:list>
      <text:p text:style-name="P47">Stworzona biblioteka zawiera zestaw gotowych funkcji, które można wykorzystać w celu przeprowadzenia całego procesu.</text:p>
      <text:p text:style-name="P47"/>
      <text:p text:style-name="P4">Generowanie formuł logicznych </text:p>
      <text:p text:style-name="P17">W celu naucz<text:span text:style-name="T27">a</text:span>nia formuł generowane są formuły dwóch typów:</text:p>
      <text:list xml:id="list3048527207" text:style-name="L3">
        <text:list-item>
          <text:p text:style-name="P53">Formuły, które są spełniane <text:span text:style-name="T5">dla danych treningowych z danej klasy decyzyjnej</text:span></text:p>
        </text:list-item>
        <text:list-item>
          <text:p text:style-name="P54">Formuły, które są niespełniane dla danych treningowych z innej klasy decyzyjnej</text:p>
        </text:list-item>
      </text:list>
      <text:p text:style-name="P18">Pierwsz<text:span text:style-name="T27">y</text:span> z typów formuł ma rozpoznawać, które dane binarne prawdopodobnie przynależą do danej klasy decyzyjnej, natomiast zadaniem drugiego jest zwiększenie prawdopodobieństwa, że dane nie będą należeć do innej klasy decyzyjnej.</text:p>
      <text:p text:style-name="P18"/>
      <text:p text:style-name="P9">Ocena jakości formuł logicznych </text:p>
      <text:p text:style-name="P20">W celu oceny jakości formuł logicznych <text:span text:style-name="T27">w trakcie procesu uczenia</text:span>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8">Zasadność użycia tej techniki została poparta testami opisanymi w części praktycznej.</text:span></text:p>
      <text:p text:style-name="P20"><text:tab/><text:span text:style-name="T28">Natomiast w celu ostatecznej oceny jakości modelu dokonywane jest sprawdzenie procentu poprawności wyników dla zbioru testowego.</text:span></text:p>
      <text:p text:style-name="P20"/>
      <text:p text:style-name="P10">Ogólna zasada działania algorytmu uczenia</text:p>
      <text:p text:style-name="P27">Algorytm działa <text:span text:style-name="T28">na dwóch zbiorach testowym i treningowym </text:span>w określonej liczbie iteracji. <text:span text:style-name="T28">Zbiory te powstają w wyniku podzielenia posiadanego zbioru w stosunku 70% na zbiór treningowy oraz 30% na zbiór testowy.</text:span></text:p>
      <text:p text:style-name="P27"><text:tab/> Każda z iteracji losuje określoną ilość formuł zgodnie <text:span text:style-name="T28">z wcześniej wspomnianymi zasadami generowania formuł logicznych.</text:span> Następnie każda z formuł jest oceniana <text:span text:style-name="T28">pod względem jakości. </text:span><text:span text:style-name="T19">W każdej kolejne iteracji kroki są powtarzane w celu wyłonienia formuł, które osiągną najlepsze wyniki na danych treningowych. Czynności te są </text:span><text:span text:style-name="T28">powtarzane dla</text:span><text:span text:style-name="T19"> każdej klasy decyzyjnej.</text:span></text:p>
      <text:p text:style-name="P27"/>
      <text:p text:style-name="P12">Metoda dokonywania predykcji </text:p>
      <text:p text:style-name="P48"><text:span text:style-name="T9">Predykcja klasy decyzyjnej jest dokonywana na podstawie głosowania formuł przynależących do danej klasy decyzyjnej. Wybierana jest ta klasa decyzyjna, w której </text:span><text:span text:style-name="T17">dla rozpatrywanego wiersza danych binarnych </text:span><text:span text:style-name="T9">najwięcej formuł zostało </text:span><text:span text:style-name="T17">przez niego spełnionych.</text:span></text:p>
      <text:p text:style-name="P30"/>
      <text:p text:style-name="P30"/>
      <text:p text:style-name="P12"><text:soft-page-break/>Technologie i opis implementacji </text:p>
      <text:p text:style-name="P12"/>
      <text:p text:style-name="P12">Ogólny opis implementacji</text:p>
      <text:p text:style-name="P29">W ramach pracy powstały 2 biblioteki. Pierwsza z nich zawiera zestawy klas oraz funkcji <text:span text:style-name="T29">pomocnych w uczeniu maszynowym formuł oraz implementuje sam algorytm uczenia [przypis]. Biblioteka została stworzona w języku C++ z racji na jego przewagę wydajnościową nad językim takim jak Python. </text:span></text:p>
      <text:p text:style-name="P36"><text:tab/>Druga z nich odpowiedzialna za <text:span text:style-name="T37">przygotowanie danych dla biblioteki uczącej, a więc dokładniej mówiąc</text:span> uproszczenie procesu przetwarzanie danych do postaci binarnej oraz wykorzystania wygenerowanych formuł logicznych w celu predykcji. Technologią wykorzystaną w tym wypadku jest język Python z uwagi na liczną liczbę modułów <text:span text:style-name="T37">takich jak „pandas”</text:span>, które znacznie uproszczają pr<text:span text:style-name="T37">acę z dużą ilością danych.</text:span></text:p>
      <text:p text:style-name="P29"><text:tab/><text:span text:style-name="T29">Całość projektu została spojona poprzez stworzenie aplikacji desktopowej w języku Python z wykorzystaniem biblioteki PyQt5. Aplikacja udostępnia interfejs użytkownika, który korzysta z obu stworzonych bibliotek i pozwala przeprowadzić użytkownika przez całość procesu uczenia maszynowego.</text:span></text:p>
      <text:p text:style-name="P29"/>
      <text:p text:style-name="P13">Biblioteka uczenia maszynowego</text:p>
      <text:p text:style-name="P32">Biblioteka została podzielona na kilka <text:span text:style-name="T32">plików, z których każdy jest wykorzystywany przez główny algorytm implementowany przez bibliotekę, pliki te można wykorzystać również osobno w celu opracowania własnego algorytmu.</text:span></text:p>
      <text:p text:style-name="P32"/>
      <text:p text:style-name="P15">Definicje typów</text:p>
      <text:p text:style-name="P32">P<text:span text:style-name="T32">lik </text:span>zawiera definicje struktur danych udostępnianych oraz wykorzystywanych przez bibliotekę. Zawiera między innymi struktury takie jak formuła logiczna czy też struktura do przechowywania danych binarnych. Przykładowe struktury danych zostały zaprezentowane na listingach numer X,Y,Z.</text:p>
      <text:p text:style-name="P31"/>
      <text:p text:style-name="P13">Moduł do generowania formuł logicznych</text:p>
      <text:p text:style-name="P31">Moduł ten został zaimplementowany jako klasa udostępniająca 3 metody <text:span text:style-name="T30">generujące formuły logiczne </text:span><text:span text:style-name="T31">w postaci klauzul CNF</text:span><text:span text:style-name="T30"> zgodne z wcześniej opisanym typami:</text:span></text:p>
      <text:list xml:id="list507300055" text:style-name="L4">
        <text:list-item>
          <text:p text:style-name="P55">Pozytywne – formuły te są generowane na podstawie <text:span text:style-name="T31">wylosowania atrybutów przypisasnych do klasy decyzyjnej, do której ma należeć formuła. Z podanych danych treningowych tworzone są literały zgodnie z następującymi zasadami. Literał jest oznaczany jako pozytywny, gdy wylosowany atrybut ma wartość 1, w przeciwnym wypadku jest oznaczany jako negatywny. Tak tworzone literały są zbierane w klauzule, a następnie z tych klauzul powstaje całość formuły. Losowanie stara się nie powtarzać wcześniej wylosowanych wierszy oraz kolumn w obrębie jednej formuły logicznej.</text:span></text:p>
        </text:list-item>
        <text:list-item>
          <text:p text:style-name="P56">Negatywne - <text:s/><text:span text:style-name="T30">formuły te są generowane na podstawie </text:span>wylosowania atrybutów przypisasnych do innej klasy decyzyjnej niż ta, do której ma należeć generowana formuła. Literały powstają w sposób odwrotny niż w wypadku formuł pozytywnych. Losowanie stara się nie powtarzać tylko wierszy. </text:p>
        </text:list-item>
      </text:list>
      <text:p text:style-name="P33">Bibliotek pozwala zarówno na generowanie osobno każdego z typów formuł jak i na wygenerowanie zbioru formuł równo podzielonego na formuły typu pozytywnego jak i negatywnego. Listing X zawiera definicje udostępnianych metod. </text:p>
      <text:p text:style-name="P33"/>
      <text:p text:style-name="P14">Moduł do <text:span text:style-name="T31">ewaluacji </text:span>formuł logicznych</text:p>
      <text:p text:style-name="P34">Moduł ten zawiera zestaw metod pozwalających na ocenę oraz sprawdzenie spełnialności formuł logicznych:</text:p>
      <text:list xml:id="list263643531" text:style-name="L5">
        <text:list-item>
          <text:p text:style-name="P57">Metoda sprawdzająca spełnialność formuły logicznej dla danego wiersza danych</text:p>
        </text:list-item>
        <text:list-item>
          <text:p text:style-name="P57">Metoda przeprowadzająca głosowanie na daną klasę decyzyjną. Przyjmuje ona zbiór wszystkich wygenerowanych formuł oraz wiersz do sklasyfikowania.</text:p>
        </text:list-item>
        <text:list-item>
          <text:p text:style-name="P57"><text:soft-page-break/>Metoda obliczająca „miarę F” dla danej formuły oraz rozpatrywanego zbioru danych binarnych</text:p>
        </text:list-item>
        <text:list-item>
          <text:p text:style-name="P57">Metoda obliczają procent poprawności wyników dla danej formuły oraz rozpatrywanego zbioru danych </text:p>
        </text:list-item>
      </text:list>
      <text:p text:style-name="P34"/>
      <text:p text:style-name="P74">Parametry algorytmu </text:p>
      <text:p text:style-name="P66">Algorytm przyjmuje następujące konfigurowalne parametry:</text:p>
      <text:list xml:id="list4250047411" text:style-name="L10">
        <text:list-item>
          <text:p text:style-name="P67">Minimalna ilość klauzul w generowanej formule </text:p>
        </text:list-item>
        <text:list-item>
          <text:p text:style-name="P67">Maksymalna ilość klauzul w generowanej formule</text:p>
        </text:list-item>
        <text:list-item>
          <text:p text:style-name="P67">Minimalna ilość literałów w klauzuli </text:p>
        </text:list-item>
        <text:list-item>
          <text:p text:style-name="P67">Maksymalna ilość literałów w klauzuli</text:p>
        </text:list-item>
        <text:list-item>
          <text:p text:style-name="P67">Ilość populacji formuł(ilość iteracji algorytmu)</text:p>
        </text:list-item>
        <text:list-item>
          <text:p text:style-name="P67">Ilość generowanych formuł na daną klasę dezycyjną</text:p>
        </text:list-item>
        <text:list-item>
          <text:p text:style-name="P67"><text:span text:style-name="T48">Finalna ilość </text:span>formuł na daną klasy decyzyjną – <text:span text:style-name="T48">X formuł z najlepszym wynikiem, które mają zostać wyselekcjonowane ze zbioru formuł dla każdej klasy decyzyjnej </text:span></text:p>
        </text:list-item>
      </text:list>
      <text:p text:style-name="P66"/>
      <text:p text:style-name="P66">W kontekście parametrów związanych z literałami oraz klauzulami w przypadku gdy minimalna i maksymalna wartość nie są takie same to losowana jest liczba z podanego zakresu, która zostaje przypisana jako wartość liczebności literału bądź klauzuli. Natomiast parametr odpowiadający za wynikową ilość został stworzony w celu uzyskania możliwości sprawdzenia czy wybranie tylko X najlepszych formuł z wygenerowanych daje lepsze wyniki. </text:p>
      <text:p text:style-name="P66"/>
      <text:p text:style-name="P16">Algorytm</text:p>
      <text:p text:style-name="P35">Kod algorytmu wykorzystuje wcześniej wspomniane moduły przyjmuje określone stałe parametry oraz dane treningowe w celu przeprowadzenia procesu uczenia. W każdej iteracji generowana jest określona przez stałą ilość formuł <text:span text:style-name="T48">z określoną przez parametry ilością klauzul oraz literałów w klauzuli. Następuje to</text:span> dla każdej klasy decyzyjnej z użyciem modułu generującego formuły. <text:span text:style-name="T48">W kolejnym kroku </text:span>każda z formuł jest oceniana na podstawie danych treningowych zgodnie z „miarą F” implementowaną przez moduł do ewaluacji. Proces jest powtarzany przez określoną stałą liczbę iteracji. W każdej iteracji nowo wygenerowane formuły są sortowane pod względem jakości i następnie ze sobą porównywane. Jeśli formuła w zbiorze nowo wygenerowanych formuł na danym indeksie ma wynik lepszy niż formuła w docelowym zbiorze to formuła zostaje zapisana na jej miejsce, a stara formuła zajmuje miejsce najsłabszej w zbiorze docelowym. <text:span text:style-name="T33">W ten sposób otrzymywany jest zbiór formuły z jak najlepszą jakością. </text:span><text:span text:style-name="T48">W ostatnim kroku wybieramy X najlepszych formuł, gdzie X to wartość parametru finalnej ilości formuł.</text:span></text:p>
      <text:p text:style-name="P35"/>
      <text:p text:style-name="P13">Opis biblioteki do przetwarzania danych</text:p>
      <text:p text:style-name="P59">Biblioteka udostępnia funkcje <text:span text:style-name="T37">umożliwiające</text:span> przetwarzanie wygenerowanych przez bibliotekę uczącą formuł logicznych oraz przetwarzanie danych zarówno do procesu uczenia jak i do celów predykcji. Dodatkowo biblioteka zawiera, też klasę udostępniającą metody do zapisywania parametrów procesu przetwarzania danych oraz do automatycznego przetworzenia <text:span text:style-name="T37">danych zgodnie z zapisaną wcześniej konfiguracją. Pozwala to przetworzyć dane testowe zgodnie z tymi samymi zasadami co dane treningowe.</text:span></text:p>
      <text:p text:style-name="P59"/>
      <text:p text:style-name="P78"><text:span text:style-name="T41">Przetwarzanie danych do procesu uczenia</text:span></text:p>
      <text:p text:style-name="P2"><text:span text:style-name="T38">Pierwszym z problemów rozwiązywanych przez bibliotekę jest uzupełnianie</text:span>, bądź <text:span text:style-name="T38">eliminacja</text:span> atrybut<text:span text:style-name="T38">ów</text:span> <text:span text:style-name="T2">lub </text:span>wiersz<text:span text:style-name="T38">y,</text:span> w których braki są zbyt duże. <text:span text:style-name="T38">Domyślna konfiguracja przyjmuje następujące progi:</text:span></text:p>
      <text:list xml:id="list2368254533" text:style-name="L6">
        <text:list-item>
          <text:p text:style-name="P69">Jeśli braki w danych w atrybucie to mniej niż 10%:</text:p>
        </text:list-item>
      </text:list>
      <text:list xml:id="list1841407106" text:style-name="L7">
        <text:list-item>
          <text:p text:style-name="P70">Jeśli atrybut jest liczbowy to wypełniamy brakujące wartości za pomocą wartości średniej</text:p>
        </text:list-item>
        <text:list-item>
          <text:p text:style-name="P70"><text:soft-page-break/>Jeśli jest to atrybut kategoryczny to wypełniamy brakujące wartości poprzez przypisanie <text:tab/>kategorii „Nie przypisano”</text:p>
        </text:list-item>
      </text:list>
      <text:list xml:id="list1155817906" text:style-name="L8">
        <text:list-item>
          <text:p text:style-name="P71">Jeśli braki w danych są pomiędzy 10 a 40% to kasujemy cały rekord z danymi </text:p>
        </text:list-item>
        <text:list-item>
          <text:p text:style-name="P71">Jeśli braki to więcej niż 40% to usuwamy cały atrybut </text:p>
        </text:list-item>
      </text:list>
      <text:p text:style-name="P75">Do wykonania tego zadania udostępniana jest klasa, która jako parametr przyjmuje wartości tych progów dla każdej kolumny. Dzięki temu każdy z progów może być w pełni konfigurowalny dla każdego z atrybutów.</text:p>
      <text:p text:style-name="P76"><text:tab/>Następnym krokiem jest konwersja wszystkich atrybutów na typ całkowitoliczbowy. Liczby zmiennoprzecinkowe w zależności od interpretacji danych oraz liczby miejsc po przecinku przemnożyć przez odpowiednią <text:span text:style-name="T38">stałą</text:span> wartość, <text:span text:style-name="T38">a </text:span>część ułamkow<text:span text:style-name="T38">a wynikowej liczby jest ucinana. Domyślna wartość mnożnika to 10. Do osiągnięcia tego celu udostępniany jest również moduł, który pozwala zdefiniować mnożnik dla każdej z kolumn zmiennoprzecinkowych. Możliwość konfiguracji tego parametru jest o tyle pomocna, że wartość tego mnożnika zależy w głównej mierze od interpretacji danych, a nie od ogólnie przyjętych zasad tak jak to następuje w wypadku uzupełniania danych.</text:span></text:p>
      <text:p text:style-name="P76"><text:span text:style-name="T3"><text:tab/>W przypadku pozostałych typów danych(obiektów) każda unikalna wartość dostaje swój odpowiednik liczbowy. W przypadku zbyt dużej liczby unikalnych wartości w takiej kolumnie atrybut jest całkowicie kasowany, ponieważ zbyt duża liczba różnych wartości mogłaby zaburzyć wyniki oraz wydłużyć czas uczenia. Domyślnie przyjętym progiem jest wartość 20. </text:span><text:span text:style-name="T39">Biblioteka zawiera również osobną klasę, która pozwala na wykonanie tego zadania oraz na konfigurowanie wspomnianego progu dla każdej z kolumn. </text:span></text:p>
      <text:p text:style-name="P77"><text:tab/><text:span text:style-name="T39">Przedostatnim</text:span><text:span text:style-name="T3"> krokiem jest </text:span><text:span text:style-name="T39">ograniczenie zakresu wartości liczbowych w celu zmniejszenia wielkości danych binarnych</text:span><text:span text:style-name="T3">. </text:span><text:span text:style-name="T4">W tym celu </text:span><text:span text:style-name="T39">kolejna z klas udostępnia operacje, które</text:span><text:span text:style-name="T4"> dane liczbowe dzie</text:span><text:span text:style-name="T39">lą</text:span><text:span text:style-name="T4"> na przedziały wartości. Zakres oraz ilość takich przedziałów jest zależny od tego jak wygląda zbiór wartości oraz od indywidualnej interpretacji danych. </text:span><text:span text:style-name="T39">Klasa zawiera metodę, która pozwala na stworzenie domyślnych wartości przedziałów. Obliczenie zakresów polega na podzieleniu zbioru na równe cześci na podstawie wartości minimalnej oraz maksymalnej. Ilość tych przedziałów jest podawana jako parametr. Następnie każdy z przedziałów w kolejności dostaje swoją wartość liczbową. Przykładowa zasada działania została pokazana na figurze nr X. Zakresy tych przedziałów są również wartością konfigurowalną.</text:span></text:p>
      <text:p text:style-name="P77"><text:tab/><text:span text:style-name="T40">Ostatnim krokiem </text:span><text:span text:style-name="T43">udostępnianym poprzez odpowiednią klasę</text:span><text:span text:style-name="T40"> jest konwersja danych liczbowych na binarne. Dla każdej kolumny tworzony jest ciąg binarny z samych wartości 0 o długości takiej jak maksymalna wartość dla danej kolumny i na numerze bitu odpowiadającemu danej wartości ustawiana jest wartość 1. Zasada takiej konwersji została zaprezetowana na figurze nr X.</text:span></text:p>
      <text:p text:style-name="P77"><text:tab/><text:span text:style-name="T43">Wszystkie wyżej wymienione kroki pozwalają w całości przetworzyć dane do postaci binarnej, którą można wykorzystać do nauczania formuł. </text:span><text:span text:style-name="T44">Dodatkowo utworzono klasę, która zarządza odczytywaniem jak i zapisywaniem danych do plików konfiguracyjnych, a więc biblioteka umożliwia, też zapisywanie wszystkich konfigurowalnych progów, a następnie przetworzenie zupełnie nowych danych zgodnie z zapisaną konfiguracją. Jest to bardzo pomocne w kontekście praktycznego zastosowania wyuczonego modelu. </text:span></text:p>
      <text:p text:style-name="P77"/>
      <text:p text:style-name="P79"><text:span text:style-name="T41">Przetwarzanie </text:span><text:span text:style-name="T42">formuł logicznych</text:span></text:p>
      <text:p text:style-name="P61">Kolejnym zastasowaniem biblioteki jest możliwość prostego przetworzenia formuł logicznych w postaci CNF z postaci tekstowej na struktury danych języka Python. Zaimplementowany dekoder potrafi przetwarzać dane w postaci zaprezentowanej na listingu nr X. Dane w takiej postaci zawierają listę klas decyzyjnych oraz listę formuł do nich przypisanych.</text:p>
      <text:p text:style-name="P61"><text:tab/>Stworzono, również funkcje, które pozwalają na użycie tak przetworzonych formuł logicznych poprzez uprzednie przetworzenie danych testowych zgodnie z zasadami zapisanymi w pliku konfiguracyjny<text:span text:style-name="T45">m, a następnie wykonanie głosowania na klasę decyzyjną. Głosowanie następuje w dokładnie taki sam sposób jak przy sprawdzaniu ostatecznego wyniku w procesie uczenia [odnośnik].</text:span></text:p>
      <text:p text:style-name="P61"><text:soft-page-break/></text:p>
      <text:p text:style-name="P73">Aplikacja desktopowa</text:p>
      <text:p text:style-name="P62">Praktyczne zastosowanie bibliotek zostało pokazane poprzez implementację aplikacji desktopowej, która wykorzystuje obie biblioteki w celu udostępnienia użytkownikowi przejścia przez cały proces uczenia od przetwarzania danych po właściwe uruchomienie algorytmu uczącego z zastosowaniem różnych parametrów. Dodatkowo z użyciem interfejsu można w prosty sposób dokonać predykcji na podstawie wyuczonego modelu. </text:p>
      <text:p text:style-name="P62"/>
      <text:p text:style-name="P73">Opis funkcjonalności</text:p>
      <text:p text:style-name="P62">Po uruchomieniu aplikacji użytkownik dostaje 3 opcje do wyboru.</text:p>
      <text:list xml:id="list4115724614" text:style-name="L9">
        <text:list-item>
          <text:p text:style-name="P63">Przetworzenie danych z pliku csv na postać binarną </text:p>
        </text:list-item>
        <text:list-item>
          <text:p text:style-name="P63">Uruchomienie algorytmu uczenia na przetworzonych danych </text:p>
        </text:list-item>
        <text:list-item>
          <text:p text:style-name="P64">Predykcja na podstawie wyuczonych formuł </text:p>
        </text:list-item>
      </text:list>
      <text:p text:style-name="P65">Na figurze nr X zaprezentowany został wygląd interfejsu.</text:p>
      <text:p text:style-name="P25"/>
      <text:p text:style-name="P65">Przetworzonie dnaych z pliku csv na postać binarną zostało podzielone na kolejne następujące po sobie kroki. W każdym z tych kroków dla każdej kolumny możemy dostosować odpowiednie parametry, które zostają zapisane w pliku konfiguracyjnym przez co przy następnym przetworzeniu tego samego pliku będzie można już bazować na tych wartościach co znacznie upraszcza złożoną procedurę jaką jest kodowanie danych. Interfejs wykorzystuje bibliotekę do przetwarzania danych w celu wykonywania kolejnych kroków przetwarzania danych opisanych w [odnośnik]. <text:span text:style-name="T46">Wygląd graficzny interfejsu dla każdego z kroków został zaprezentowany na figurach X,Y,Z,A. </text:span></text:p>
      <text:p text:style-name="P65"><text:tab/><text:span text:style-name="T46">Po wykonaniu wszystkich kroków aplikacja zapisuje dane binarne do plików, z których zostaną załadowane dane do algorytmu uczenia maszynowego. Interfejs automatycznie przenosi użytkownika do okna, które pozwala na uruchomienie wspomnianego algorytmu </text:span><text:span text:style-name="T47">z możliwością konfigurowania parametrów. </text:span><text:span text:style-name="T46"><text:s/></text:span><text:span text:style-name="T48">Interpretacja parametrów została opisana w [odnośnik]</text:span></text:p>
      <text:p text:style-name="P65"><text:tab/><text:span text:style-name="T48">Ostatnią udostępnianą funkcją jest interfejs graficzny do dokonywania predykcji, który pobiera od użytkownika plik csv z danymi, a następnie korzystając z wyuczonych formuł zapisanych do odpowiedniego pliku i z wykorzystaniem biblioteki do przetwarzania danych dekoduje formuły oraz przetwarza dane z pliku csv na binarne zgodnie z parametrami, z którymi zostały zapisane podczas przetwarzania danych w procesie uczenia. </text:span><text:span text:style-name="T49">Pozwala to na w pełni automatyczne przetworzenie danych zgodnie z tymi samymi zasadami. Należy tutaj pamiętać o ograniczeniu jakim jest to, że jeśli w danym zbiorze pojawiają się wartości liczbowe spoza zakresu danych treningowych to zostaną one ograniczone do minimalnajej bądź maksymalnej wartości ze zbioru. Następnie </text:span><text:span text:style-name="T48">dokon</text:span><text:span text:style-name="T49">ywane jest </text:span><text:span text:style-name="T48">głosowani</text:span><text:span text:style-name="T49">e </text:span><text:span text:style-name="T48">dla każdego wiersza z pliku csv. Wynik predykcji jest wyświetlany w postaci zaprezentowanej na figurze X. Jeśli podany plik zawiera kolumnę zawierającą klasę decyzyjną to interfejs pokazuje też użytkownikowi dokładność dokonanej predykcji.</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4. Testy</text:p>
      <text:p text:style-name="P11">Opis problemów</text:p>
      <text:p text:style-name="P40"><text:span text:style-name="T9">W celu oceny skuteczności rozwiązań implementowanych przez bibliotekę przeprowadzono testy na 5 zbiorach danych o różnej charakterystyce. </text:span><text:span text:style-name="T11">Każdy z tych zbiorów umożliwił przetestowanie różnych skrajnych przypadków, </text:span></text:p>
      <text:p text:style-name="P40"><text:span text:style-name="T9"><text:tab/>Pierwszym z nich jest dobrze znany w świecie uczenia maszynowego zbiór danych o nazwie Iris. Zbiór zawiera dane, o różnych gatunkach kwiatu o nazwie Iris. Gatunki te noszą nazwę Setosa, Versicolor i Virginica. Dla każdego gatunku przypisane jest po 50 próbek danych, które zawierają 4 atrybuty: długość kielicha, szerokość kielicha, długość płatka oraz szerokość płatka. </text:span><text:span text:style-name="T10">Zbiór ten jest przykładem zbioru ze zbalansowaną ilością przykładów uczących dla danej klasy decyzyjnej oraz przykładem zbioru wielklasowego.</text:span></text:p>
      <text:p text:style-name="P40"><text:span text:style-name="T10"><text:tab/>Drugim jest zbiór o nazwie Spambase. Zawiera on 2788 wierszy danych, które zawierają atrybuty charakteryzujące normalną wiadomość email oraz 1813 próbek danych charakteryzujących wiadomość będące spamem. Zbiór ten zawiera 58 atrybutów opisujących częstość występowania danych słów czy też statystyki takie jak średnia długość słowa, </text:span><text:span text:style-name="T11">średnia długość linii, średnia ilość wielkich liter itp. Zbiór ten charakteryzuje się niezbalansowaną ilością próbek danych reprezentującej daną klasę decyzyjną oraz bardzo dużą ilością różnych atrybutów.</text:span></text:p>
      <text:p text:style-name="P26"/>
      <text:p text:style-name="P26"/>
      <text:p text:style-name="P26"/>
      <text:p text:style-name="P26"/>
      <text:p text:style-name="P26"/>
      <text:p text:style-name="P80"/>
      <text:p text:style-name="P37">Spam dataset </text:p>
      <text:p text:style-name="P37">Liczba literałów w klauzuli w liczbie 10 pomogła w osiągnięciu stabilności wyników. <text:s/>Parametry – klauzule(3), literały(10), populacje (300). <text:span text:style-name="T24">Niezbalansowany dataset zwiększa czas uczenia. </text:span><text:span text:style-name="T25">Badania pokazały, że średnie wyniki są zawsze lepsze dla bardziej licznego zbioru.</text:span></text:p>
      <text:p text:style-name="P37"/>
      <text:p text:style-name="P38">Iris dataset</text:p>
      <text:p text:style-name="P38">Można zauważyć, że zastosowanie niestałej liczby literałów pomogło osiągnąć wyniki rzędu 90% skuteczności na jednej formule. <text:span text:style-name="T34">5 literałów po 5 klauzul, </text:span><text:span text:style-name="T35">przy populacji 100 </text:span><text:span text:style-name="T34">daje wynik 1. </text:span><text:span text:style-name="T35">W celu odpowiedniego przetestowania reszta parametrów została ustawiona na odpowiednio wysokie wartości. </text:span><text:span text:style-name="T36">Badania pokazaly, że większa ilośc klauzul niż 5 znacząco obniżna wyniki.</text:span></text:p>
      <text:p text:style-name="P38"/>
      <text:p text:style-name="P39">Heart dataset </text:p>
      <text:p text:style-name="P39">Badania wykazały, że 1000 populacji nie generuje wcale lepszych wyników, <text:span text:style-name="T7">optymalną wartością populacji przy, której osiągnięto największa stabilność wyników jest 300.</text:span></text:p>
      <text:p text:style-name="P41"><text:soft-page-break/>Testy pokazały, że dla mniejszych zbiorów danych warto zwiększyć maksymalną ilość przedziałów.</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6:06:51.441550045</meta:creation-date>
    <dc:date>2023-08-16T14:07:05.522472860</dc:date>
    <meta:editing-duration>PT4H15M50S</meta:editing-duration>
    <meta:editing-cycles>29</meta:editing-cycles>
    <meta:generator>LibreOffice/7.3.7.2$Linux_X86_64 LibreOffice_project/30$Build-2</meta:generator>
    <meta:document-statistic meta:table-count="0" meta:image-count="0" meta:object-count="0" meta:page-count="8" meta:paragraph-count="114" meta:word-count="2771" meta:character-count="20906" meta:non-whitespace-character-count="18223"/>
  </office:meta>
</office:document-meta>
</file>